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 office:version="1.2">
  <office:automatic-styles/>
  <office:body>
    <office:spreadsheet>
      <table:content-validations>
        <table:content-validation table:name="val1" table:condition="of:cell-content-is-between(1,100)" table:allow-empty-cell="true">
          <table:error-message table:display="true" table:message-type="stop" table:title="Invalid">
            <text:p>Enter 1-100</text:p>
          </table:error-message>
          <table:help-message table:display="true" table:title="Input">
            <text:p>Enter a number</text:p>
          </table:help-message>
        </table:content-validation>
      </table:content-validations>
      <table:table table:name="Sheet1">
        <table:table-column/>
        <table:table-column/>
        <table:table-row>
          <table:table-cell office:value-type="string" office:string-value="With Comment">
            <office:annotation>
              <dc:creator>TestUser</dc:creator>
              <dc:date>2024-01-15T10:00:00</dc:date>
              <text:p>This is a test comment</text:p>
            </office:annotation>
            <text:p>With Comment</text:p>
          </table:table-cell>
          <table:table-cell office:value-type="float" office:value="50" table:content-validation-name="val1">
            <text:p>50</text:p>
          </table:table-cell>
        </table:table-row>
        <table:table-row>
          <table:table-cell office:value-type="string" office:string-value="Multi-line Comment">
            <office:annotation>
              <dc:creator>TestUser</dc:creator>
              <dc:date>2024-01-15T11:00:00</dc:date>
              <text:p>Line 1</text:p>
              <text:p>Line 2</text:p>
              <text:p>Line 3</text:p>
            </office:annotation>
            <text:p>Multi-line Comment</text:p>
          </table:table-cell>
          <table:table-cell office:value-type="float" office:value="75" table:content-validation-name="val1">
            <text:p>75</text:p>
          </table:table-cell>
        </table:table-row>
        <table:table-row>
          <table:table-cell office:value-type="string" office:string-value="Example Link">
            <text:p>
       <text:a xlink:href="https://example.com" xlink:type="simple">Example Link</text:a>
      </text:p>
          </table:table-cell>
          <table:table-cell office:value-type="float" office:value="25" table:content-validation-name="val1">
            <text:p>25</text:p>
          </table:table-cell>
        </table:table-row>
        <table:table-row>
          <table:table-cell office:value-type="string" office:string-value="Go Link">
            <text:p>
       <text:a xlink:href="https://go.dev" xlink:type="simple">Go Link</text:a>
      </text:p>
          </table:table-cell>
          <table:table-cell office:value-type="float" office:value="90" table:content-validation-name="val1">
            <text:p>90</text:p>
          </table:table-cell>
        </table:table-row>
        <table:table-row>
          <table:table-cell/>
          <table:table-cell office:value-type="float" office:value="10" table:content-validation-name="val1">
            <text:p>10</text:p>
          </table:table-cell>
        </table:table-row>
      </table:table>
      <table:named-expressions>
        <table:named-range table:name="TestRange" table:base-cell-address="$Sheet1.$A$1" table:cell-range-address="$Sheet1.$A$1:$Sheet1.$B$5"/>
        <table:named-range table:name="SingleCell" table:base-cell-address="$Sheet1.$C$1" table:cell-range-address="$Sheet1.$C$1:$Sheet1.$C$1"/>
      </table:named-expressions>
      <table:database-ranges>
        <table:database-range table:name="__Anonymous_Sheet_DB_0" table:target-range-address="$Sheet1.$A$1:$Sheet1.$D$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office:version="1.2">
  <office:styles>
    <style:default-style style:family="table-cell">
      <style:paragraph-properties fo:text-align="start"/>
      <style:text-properties style:font-name="Arial" fo:font-size="10pt"/>
    </style:default-style>
  </office:styles>
  <office:automatic-styles/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goods</meta:generator>
    <meta:creation-date>2026-03-14T14:29:42</meta:creation-date>
    <dc:date>2026-03-14T14:29:42</dc:date>
  </office:meta>
</office:document-meta>
</file>